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ry.getBindingComponen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gistry.registerServiceAssembly( ServiceAssembly sa , String [ ] suKeys , ServiceAssembly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MatchingSubscriptionEndpoints( MessageExchangeImpl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Endpoint( QName servic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ServiceAssembly( String s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unregisterEndpointConnection( QName fromSvc , String from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ServiceAssembl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DeployedServiceAssembl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registerInterfaceConnection( QName fromItf , QName toSvc , String to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ComponentsForDeployedServiceAssembly( String s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istry.startPendingAssembli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egistry.deregisterSubscription( ComponentContextImpl context , SubscriptionSpec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ry.registerServiceUnit( ServiceUnit su , String saName , File su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gistry.addPendingAssembly( ServiceAssemblyLifeCycle s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istry.getCompon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ry.getSharedLibrary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ry.getEndpointsForServic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gistry.getPojoComponen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gistry.get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unregisterSharedLibrar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istry.unregisterServiceAssembly( String s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isContainerEmbed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deregisterComponent( ComponentMBeanImpl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ExternalEndpoints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resolveEndpointReference( DocumentFragment ep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gistry.getComponent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ry.getEndpointsForComponent( ComponentNameSpace c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Environm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EngineComponen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gistry.registerSubscriptions( ComponentContextImpl context , ActivationSpec a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istry.getComponen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ServiceUnit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ry.getServiceUn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registerExternalEndpoint( ComponentNameSpace cns , ServiceEndpoint external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istry.getEndpoin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DeployedServiceAssembliesForComponent( String compon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cancelPendingExchang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istry.matchEndpointByName( ServiceEndpoint [ ] endpoints , String endpoint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gistry.getSharedLibra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ExternalEndpointsForService( QName servi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EndpointDescriptor( ServiceEndpoint endpo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istry.unregisterServiceUnit( String su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gistry.getServiceUnit( String su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isSADeployedServiceUnit( String componentName , String su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unregisterRemoteEndpoint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startPendingCompon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ry.deactivateEndpoint( ComponentContext provider , InternalEndpoint service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registerServiceAssembly( ServiceAssembly sa , ServiceAssembly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Service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deregisterExternalEndpoint( ComponentNameSpace cns , ServiceEndpoint external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resolveInternalEPR( DocumentFragment ep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gistry.resolveStandardEPR( DocumentFragment epr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Registry.getServiceAssembly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ry.registerSharedLibrary( org . apache . servicemix . jbi . deployment . SharedLibrary sl , File installation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istry.getInternalEndpoint( QName servic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unregisterInterfaceConnection( QName fromI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Component( ComponentNameSpace c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Endpoint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ry.registerComponent( ComponentNameSpace name , String description , Component component , boolean binding , boolean service , String [ ] sharedLib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Attribute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gistry.init( JBI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ry.getSharedLibrar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registerRemoteEndpoint(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getDeployedServiceUnits( String compone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gistry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istry.checkPendingAssembl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ry.getEndpointsForInterfac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addPendingComponent( ComponentMBeanImpl com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istry.activateEndpoint( ComponentContextImpl context , QName serviceName ,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.checkPending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ry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ry.registerSubscription( ComponentContextImpl context , SubscriptionSpec subscription , Service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gistry.deregisterSubscriptions( ComponentContextImpl context , ActivationSpec a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gistry.registerEndpointConnection( QName fromSvc , String fromEp , QName toSvc , String toEp , String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